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italics text as single text of the document.</text:p>
      <text:p text:style-name="P1">With a second paragraph that is also ital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rnhard Haumacher</meta:initial-creator>
    <meta:creation-date>2007-05-26T13:12:44</meta:creation-date>
    <dc:creator>Bernhard Haumacher</dc:creator>
    <dc:date>2007-05-26T13:37:48</dc:date>
    <dc:language>de-DE</dc:language>
    <meta:editing-cycles>3</meta:editing-cycles>
    <meta:editing-duration>PT1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7" meta:character-count="94"/>
  </office:meta>
</office:document-meta>
</file>